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t1">
        <table:table-row>
          <table:table-cell office:value-type="string">
            <text:p>1.3.12.2.1107.5.1.4.78983.30000020032104203275000000172</text:p>
          </table:table-cell>
          <table:table-cell office:value-type="string">
            <text:p>1.3.12.2.1107.5.1.4.78983.3000002003210351007340000377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172</text:p>
          </table:table-cell>
          <table:table-cell office:value-type="string">
            <text:p>1.3.12.2.1107.5.1.4.78983.3000002003210351007340000377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172</text:p>
          </table:table-cell>
          <table:table-cell office:value-type="string">
            <text:p>1.3.12.2.1107.5.1.4.78983.3000002003210351007340000375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172</text:p>
          </table:table-cell>
          <table:table-cell office:value-type="string">
            <text:p>1.3.12.2.1107.5.1.4.78983.3000002003210351007340000375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172</text:p>
          </table:table-cell>
          <table:table-cell office:value-type="string">
            <text:p>1.3.12.2.1107.5.1.4.78983.3000002003210422109210001330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172</text:p>
          </table:table-cell>
          <table:table-cell office:value-type="string">
            <text:p>1.3.12.2.1107.5.1.4.78983.3000002003210422109210001330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172</text:p>
          </table:table-cell>
          <table:table-cell office:value-type="string">
            <text:p>1.3.12.2.1107.5.1.4.78983.3000002003210422109210001330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172</text:p>
          </table:table-cell>
          <table:table-cell office:value-type="string">
            <text:p>1.3.12.2.1107.5.1.4.78983.3000002003210422109210001330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172</text:p>
          </table:table-cell>
          <table:table-cell office:value-type="string">
            <text:p>1.3.12.2.1107.5.1.4.78983.3000002003210422109210001330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172</text:p>
          </table:table-cell>
          <table:table-cell office:value-type="string">
            <text:p>1.3.12.2.1107.5.1.4.78983.3000002003210422109210001338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172</text:p>
          </table:table-cell>
          <table:table-cell office:value-type="string">
            <text:p>1.3.12.2.1107.5.1.4.78983.3000002003210422109210001337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172</text:p>
          </table:table-cell>
          <table:table-cell office:value-type="string">
            <text:p>1.3.12.2.1107.5.1.4.78983.3000002003210422109210001336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172</text:p>
          </table:table-cell>
          <table:table-cell office:value-type="string">
            <text:p>1.3.12.2.1107.5.1.4.78983.3000002003210422109210001337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172</text:p>
          </table:table-cell>
          <table:table-cell office:value-type="string">
            <text:p>1.3.12.2.1107.5.1.4.78983.3000002003210422109210001346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68</text:p>
          </table:table-cell>
          <table:table-cell office:value-type="string">
            <text:p>1.3.12.2.1107.5.1.4.78983.3000002003211424292500000030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68</text:p>
          </table:table-cell>
          <table:table-cell office:value-type="string">
            <text:p>1.3.12.2.1107.5.1.4.78983.3000002003211424292500000030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68</text:p>
          </table:table-cell>
          <table:table-cell office:value-type="string">
            <text:p>1.3.12.2.1107.5.1.4.78983.3000002003211429389210000133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68</text:p>
          </table:table-cell>
          <table:table-cell office:value-type="string">
            <text:p>1.3.12.2.1107.5.1.4.78983.3000002003211429389210000133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68</text:p>
          </table:table-cell>
          <table:table-cell office:value-type="string">
            <text:p>1.3.12.2.1107.5.1.4.78983.3000002003211429389210000133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68</text:p>
          </table:table-cell>
          <table:table-cell office:value-type="string">
            <text:p>1.3.12.2.1107.5.1.4.78983.3000002003211429389210000133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68</text:p>
          </table:table-cell>
          <table:table-cell office:value-type="string">
            <text:p>1.3.12.2.1107.5.1.4.78983.3000002003211429389210000132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68</text:p>
          </table:table-cell>
          <table:table-cell office:value-type="string">
            <text:p>1.3.12.2.1107.5.1.4.78983.3000002003211429389210000132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68</text:p>
          </table:table-cell>
          <table:table-cell office:value-type="string">
            <text:p>1.3.12.2.1107.5.1.4.78983.3000002003211429389210000132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68</text:p>
          </table:table-cell>
          <table:table-cell office:value-type="string">
            <text:p>1.3.12.2.1107.5.1.4.78983.3000002003211429389210000132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68</text:p>
          </table:table-cell>
          <table:table-cell office:value-type="string">
            <text:p>1.3.12.2.1107.5.1.4.78983.3000002003211429389210000131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68</text:p>
          </table:table-cell>
          <table:table-cell office:value-type="string">
            <text:p>1.3.12.2.1107.5.1.4.78983.3000002003211429389210000131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68</text:p>
          </table:table-cell>
          <table:table-cell office:value-type="string">
            <text:p>1.3.12.2.1107.5.1.4.78983.3000002003211429389210000131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68</text:p>
          </table:table-cell>
          <table:table-cell office:value-type="string">
            <text:p>1.3.12.2.1107.5.1.4.78983.3000002003211429389210000131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93</text:p>
          </table:table-cell>
          <table:table-cell office:value-type="string">
            <text:p>1.3.12.2.1107.5.1.4.78983.3000002003211424292500005031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93</text:p>
          </table:table-cell>
          <table:table-cell office:value-type="string">
            <text:p>1.3.12.2.1107.5.1.4.78983.3000002003211429389210015101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93</text:p>
          </table:table-cell>
          <table:table-cell office:value-type="string">
            <text:p>1.3.12.2.1107.5.1.4.78983.3000002003211429389210015101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93</text:p>
          </table:table-cell>
          <table:table-cell office:value-type="string">
            <text:p>1.3.12.2.1107.5.1.4.78983.3000002003211429389210015101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93</text:p>
          </table:table-cell>
          <table:table-cell office:value-type="string">
            <text:p>1.3.12.2.1107.5.1.4.78983.3000002003211429389210015101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93</text:p>
          </table:table-cell>
          <table:table-cell office:value-type="string">
            <text:p>1.3.12.2.1107.5.1.4.78983.3000002003211429389210015100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93</text:p>
          </table:table-cell>
          <table:table-cell office:value-type="string">
            <text:p>1.3.12.2.1107.5.1.4.78983.3000002003211429389210015100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93</text:p>
          </table:table-cell>
          <table:table-cell office:value-type="string">
            <text:p>1.3.12.2.1107.5.1.4.78983.3000002003211429389210015100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93</text:p>
          </table:table-cell>
          <table:table-cell office:value-type="string">
            <text:p>1.3.12.2.1107.5.1.4.78983.3000002003211429389210015100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93</text:p>
          </table:table-cell>
          <table:table-cell office:value-type="string">
            <text:p>1.3.12.2.1107.5.1.4.78983.3000002003211429389210015100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93</text:p>
          </table:table-cell>
          <table:table-cell office:value-type="string">
            <text:p>1.3.12.2.1107.5.1.4.78983.3000002003211429389210015108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93</text:p>
          </table:table-cell>
          <table:table-cell office:value-type="string">
            <text:p>1.3.12.2.1107.5.1.4.78983.3000002003211429389210015107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93</text:p>
          </table:table-cell>
          <table:table-cell office:value-type="string">
            <text:p>1.3.12.2.1107.5.1.4.78983.3000002003211429389210015108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893</text:p>
          </table:table-cell>
          <table:table-cell office:value-type="string">
            <text:p>1.3.12.2.1107.5.1.4.78983.3000002003211429389210015108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1</text:p>
          </table:table-cell>
          <table:table-cell office:value-type="string">
            <text:p>1.3.12.2.1107.5.1.4.78983.3000002003211424292500001581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1</text:p>
          </table:table-cell>
          <table:table-cell office:value-type="string">
            <text:p>1.3.12.2.1107.5.1.4.78983.3000002003211424292500001581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1</text:p>
          </table:table-cell>
          <table:table-cell office:value-type="string">
            <text:p>1.3.12.2.1107.5.1.4.78983.3000002003211429389210004585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1</text:p>
          </table:table-cell>
          <table:table-cell office:value-type="string">
            <text:p>1.3.12.2.1107.5.1.4.78983.3000002003211429389210004584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1</text:p>
          </table:table-cell>
          <table:table-cell office:value-type="string">
            <text:p>1.3.12.2.1107.5.1.4.78983.3000002003211429389210004584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1</text:p>
          </table:table-cell>
          <table:table-cell office:value-type="string">
            <text:p>1.3.12.2.1107.5.1.4.78983.3000002003211429389210004584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1</text:p>
          </table:table-cell>
          <table:table-cell office:value-type="string">
            <text:p>1.3.12.2.1107.5.1.4.78983.3000002003211429389210004584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1</text:p>
          </table:table-cell>
          <table:table-cell office:value-type="string">
            <text:p>1.3.12.2.1107.5.1.4.78983.3000002003211429389210004584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1</text:p>
          </table:table-cell>
          <table:table-cell office:value-type="string">
            <text:p>1.3.12.2.1107.5.1.4.78983.3000002003211429389210004584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1</text:p>
          </table:table-cell>
          <table:table-cell office:value-type="string">
            <text:p>1.3.12.2.1107.5.1.4.78983.3000002003211429389210004584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1</text:p>
          </table:table-cell>
          <table:table-cell office:value-type="string">
            <text:p>1.3.12.2.1107.5.1.4.78983.3000002003211429389210004584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1</text:p>
          </table:table-cell>
          <table:table-cell office:value-type="string">
            <text:p>1.3.12.2.1107.5.1.4.78983.3000002003211429389210004584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1</text:p>
          </table:table-cell>
          <table:table-cell office:value-type="string">
            <text:p>1.3.12.2.1107.5.1.4.78983.3000002003211429389210004598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1</text:p>
          </table:table-cell>
          <table:table-cell office:value-type="string">
            <text:p>1.3.12.2.1107.5.1.4.78983.3000002003211429389210004598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1</text:p>
          </table:table-cell>
          <table:table-cell office:value-type="string">
            <text:p>1.3.12.2.1107.5.1.4.78983.3000002003211429389210004598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65</text:p>
          </table:table-cell>
          <table:table-cell office:value-type="string">
            <text:p>1.3.12.2.1107.5.1.4.78983.3000002003211429389210007792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65</text:p>
          </table:table-cell>
          <table:table-cell office:value-type="string">
            <text:p>1.3.12.2.1107.5.1.4.78983.3000002003211429389210007793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65</text:p>
          </table:table-cell>
          <table:table-cell office:value-type="string">
            <text:p>1.3.12.2.1107.5.1.4.78983.3000002003211429389210007793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65</text:p>
          </table:table-cell>
          <table:table-cell office:value-type="string">
            <text:p>1.3.12.2.1107.5.1.4.78983.3000002003211429389210007793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65</text:p>
          </table:table-cell>
          <table:table-cell office:value-type="string">
            <text:p>1.3.12.2.1107.5.1.4.78983.3000002003211429389210007793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65</text:p>
          </table:table-cell>
          <table:table-cell office:value-type="string">
            <text:p>1.3.12.2.1107.5.1.4.78983.3000002003211429389210007793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65</text:p>
          </table:table-cell>
          <table:table-cell office:value-type="string">
            <text:p>1.3.12.2.1107.5.1.4.78983.3000002003211429389210007793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65</text:p>
          </table:table-cell>
          <table:table-cell office:value-type="string">
            <text:p>1.3.12.2.1107.5.1.4.78983.3000002003211429389210007793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65</text:p>
          </table:table-cell>
          <table:table-cell office:value-type="string">
            <text:p>1.3.12.2.1107.5.1.4.78983.3000002003211429389210007793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65</text:p>
          </table:table-cell>
          <table:table-cell office:value-type="string">
            <text:p>1.3.12.2.1107.5.1.4.78983.3000002003211429389210007793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65</text:p>
          </table:table-cell>
          <table:table-cell office:value-type="string">
            <text:p>1.3.12.2.1107.5.1.4.78983.3000002003211429389210007793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65</text:p>
          </table:table-cell>
          <table:table-cell office:value-type="string">
            <text:p>1.3.12.2.1107.5.1.4.78983.3000002003211429389210007792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65</text:p>
          </table:table-cell>
          <table:table-cell office:value-type="string">
            <text:p>1.3.12.2.1107.5.1.4.78983.3000002003211429389210007804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65</text:p>
          </table:table-cell>
          <table:table-cell office:value-type="string">
            <text:p>1.3.12.2.1107.5.1.4.78983.3000002003211429389210007804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965</text:p>
          </table:table-cell>
          <table:table-cell office:value-type="string">
            <text:p>1.3.12.2.1107.5.1.4.78983.3000002003211429389210007804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14</text:p>
          </table:table-cell>
          <table:table-cell office:value-type="string">
            <text:p>1.3.12.2.1107.5.1.4.78983.3000002003211424292500001655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14</text:p>
          </table:table-cell>
          <table:table-cell office:value-type="string">
            <text:p>1.3.12.2.1107.5.1.4.78983.3000002003211424292500001654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14</text:p>
          </table:table-cell>
          <table:table-cell office:value-type="string">
            <text:p>1.3.12.2.1107.5.1.4.78983.3000002003211424292500001655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14</text:p>
          </table:table-cell>
          <table:table-cell office:value-type="string">
            <text:p>1.3.12.2.1107.5.1.4.78983.3000002003211429389210004837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14</text:p>
          </table:table-cell>
          <table:table-cell office:value-type="string">
            <text:p>1.3.12.2.1107.5.1.4.78983.3000002003211429389210004837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14</text:p>
          </table:table-cell>
          <table:table-cell office:value-type="string">
            <text:p>1.3.12.2.1107.5.1.4.78983.3000002003211429389210004837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14</text:p>
          </table:table-cell>
          <table:table-cell office:value-type="string">
            <text:p>1.3.12.2.1107.5.1.4.78983.3000002003211429389210004837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14</text:p>
          </table:table-cell>
          <table:table-cell office:value-type="string">
            <text:p>1.3.12.2.1107.5.1.4.78983.3000002003211429389210004837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14</text:p>
          </table:table-cell>
          <table:table-cell office:value-type="string">
            <text:p>1.3.12.2.1107.5.1.4.78983.3000002003211429389210004836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14</text:p>
          </table:table-cell>
          <table:table-cell office:value-type="string">
            <text:p>1.3.12.2.1107.5.1.4.78983.3000002003211429389210004837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14</text:p>
          </table:table-cell>
          <table:table-cell office:value-type="string">
            <text:p>1.3.12.2.1107.5.1.4.78983.3000002003211429389210004836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14</text:p>
          </table:table-cell>
          <table:table-cell office:value-type="string">
            <text:p>1.3.12.2.1107.5.1.4.78983.3000002003211429389210004837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14</text:p>
          </table:table-cell>
          <table:table-cell office:value-type="string">
            <text:p>1.3.12.2.1107.5.1.4.78983.3000002003211429389210004836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14</text:p>
          </table:table-cell>
          <table:table-cell office:value-type="string">
            <text:p>1.3.12.2.1107.5.1.4.78983.3000002003211429389210004836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14</text:p>
          </table:table-cell>
          <table:table-cell office:value-type="string">
            <text:p>1.3.12.2.1107.5.1.4.78983.3000002003211429389210004855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14</text:p>
          </table:table-cell>
          <table:table-cell office:value-type="string">
            <text:p>1.3.12.2.1107.5.1.4.78983.3000002003211429389210004855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68</text:p>
          </table:table-cell>
          <table:table-cell office:value-type="string">
            <text:p>1.3.12.2.1107.5.1.4.78983.3000002003211429389210005276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68</text:p>
          </table:table-cell>
          <table:table-cell office:value-type="string">
            <text:p>1.3.12.2.1107.5.1.4.78983.3000002003211429389210005276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68</text:p>
          </table:table-cell>
          <table:table-cell office:value-type="string">
            <text:p>1.3.12.2.1107.5.1.4.78983.3000002003211429389210005276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68</text:p>
          </table:table-cell>
          <table:table-cell office:value-type="string">
            <text:p>1.3.12.2.1107.5.1.4.78983.3000002003211429389210005276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68</text:p>
          </table:table-cell>
          <table:table-cell office:value-type="string">
            <text:p>1.3.12.2.1107.5.1.4.78983.3000002003211429389210005276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68</text:p>
          </table:table-cell>
          <table:table-cell office:value-type="string">
            <text:p>1.3.12.2.1107.5.1.4.78983.3000002003211429389210005275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68</text:p>
          </table:table-cell>
          <table:table-cell office:value-type="string">
            <text:p>1.3.12.2.1107.5.1.4.78983.3000002003211429389210005274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68</text:p>
          </table:table-cell>
          <table:table-cell office:value-type="string">
            <text:p>1.3.12.2.1107.5.1.4.78983.3000002003211429389210005274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68</text:p>
          </table:table-cell>
          <table:table-cell office:value-type="string">
            <text:p>1.3.12.2.1107.5.1.4.78983.3000002003211429389210005274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68</text:p>
          </table:table-cell>
          <table:table-cell office:value-type="string">
            <text:p>1.3.12.2.1107.5.1.4.78983.3000002003211429389210005274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68</text:p>
          </table:table-cell>
          <table:table-cell office:value-type="string">
            <text:p>1.3.12.2.1107.5.1.4.78983.3000002003211429389210005274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68</text:p>
          </table:table-cell>
          <table:table-cell office:value-type="string">
            <text:p>1.3.12.2.1107.5.1.4.78983.3000002003211429389210005274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68</text:p>
          </table:table-cell>
          <table:table-cell office:value-type="string">
            <text:p>1.3.12.2.1107.5.1.4.78983.3000002003211429389210005277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68</text:p>
          </table:table-cell>
          <table:table-cell office:value-type="string">
            <text:p>1.3.12.2.1107.5.1.4.78983.3000002003211429389210005277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68</text:p>
          </table:table-cell>
          <table:table-cell office:value-type="string">
            <text:p>1.3.12.2.1107.5.1.4.78983.3000002003211429389210005277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668</text:p>
          </table:table-cell>
          <table:table-cell office:value-type="string">
            <text:p>1.3.12.2.1107.5.1.4.78983.3000002003211429389210005276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480</text:p>
          </table:table-cell>
          <table:table-cell office:value-type="string">
            <text:p>1.3.12.2.1107.5.1.4.78983.3000002003211424292500006735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480</text:p>
          </table:table-cell>
          <table:table-cell office:value-type="string">
            <text:p>1.3.12.2.1107.5.1.4.78983.3000002003211424292500006735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480</text:p>
          </table:table-cell>
          <table:table-cell office:value-type="string">
            <text:p>1.3.12.2.1107.5.1.4.78983.3000002003211424292500006735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480</text:p>
          </table:table-cell>
          <table:table-cell office:value-type="string">
            <text:p>1.3.12.2.1107.5.1.4.78983.3000002003211429389210020877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480</text:p>
          </table:table-cell>
          <table:table-cell office:value-type="string">
            <text:p>1.3.12.2.1107.5.1.4.78983.3000002003211429389210020877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480</text:p>
          </table:table-cell>
          <table:table-cell office:value-type="string">
            <text:p>1.3.12.2.1107.5.1.4.78983.3000002003211429389210020877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480</text:p>
          </table:table-cell>
          <table:table-cell office:value-type="string">
            <text:p>1.3.12.2.1107.5.1.4.78983.3000002003211429389210020877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480</text:p>
          </table:table-cell>
          <table:table-cell office:value-type="string">
            <text:p>1.3.12.2.1107.5.1.4.78983.3000002003211429389210020877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480</text:p>
          </table:table-cell>
          <table:table-cell office:value-type="string">
            <text:p>1.3.12.2.1107.5.1.4.78983.3000002003211429389210020877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480</text:p>
          </table:table-cell>
          <table:table-cell office:value-type="string">
            <text:p>1.3.12.2.1107.5.1.4.78983.3000002003211429389210020877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480</text:p>
          </table:table-cell>
          <table:table-cell office:value-type="string">
            <text:p>1.3.12.2.1107.5.1.4.78983.3000002003211429389210020877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480</text:p>
          </table:table-cell>
          <table:table-cell office:value-type="string">
            <text:p>1.3.12.2.1107.5.1.4.78983.3000002003211429389210020877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480</text:p>
          </table:table-cell>
          <table:table-cell office:value-type="string">
            <text:p>1.3.12.2.1107.5.1.4.78983.3000002003211429389210020877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480</text:p>
          </table:table-cell>
          <table:table-cell office:value-type="string">
            <text:p>1.3.12.2.1107.5.1.4.78983.3000002003211429389210020889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480</text:p>
          </table:table-cell>
          <table:table-cell office:value-type="string">
            <text:p>1.3.12.2.1107.5.1.4.78983.3000002003211429389210020889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480</text:p>
          </table:table-cell>
          <table:table-cell office:value-type="string">
            <text:p>1.3.12.2.1107.5.1.4.78983.3000002003211429389210020893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2480</text:p>
          </table:table-cell>
          <table:table-cell office:value-type="string">
            <text:p>1.3.12.2.1107.5.1.4.78983.3000002003211429389210020893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5</text:p>
          </table:table-cell>
          <table:table-cell office:value-type="string">
            <text:p>1.3.12.2.1107.5.1.4.78983.3000002003211424292500000113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5</text:p>
          </table:table-cell>
          <table:table-cell office:value-type="string">
            <text:p>1.3.12.2.1107.5.1.4.78983.3000002003211424292500000112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5</text:p>
          </table:table-cell>
          <table:table-cell office:value-type="string">
            <text:p>1.3.12.2.1107.5.1.4.78983.3000002003211429389210000361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5</text:p>
          </table:table-cell>
          <table:table-cell office:value-type="string">
            <text:p>1.3.12.2.1107.5.1.4.78983.3000002003211429389210000361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5</text:p>
          </table:table-cell>
          <table:table-cell office:value-type="string">
            <text:p>1.3.12.2.1107.5.1.4.78983.3000002003211429389210000361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5</text:p>
          </table:table-cell>
          <table:table-cell office:value-type="string">
            <text:p>1.3.12.2.1107.5.1.4.78983.3000002003211429389210000361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5</text:p>
          </table:table-cell>
          <table:table-cell office:value-type="string">
            <text:p>1.3.12.2.1107.5.1.4.78983.3000002003211429389210000361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5</text:p>
          </table:table-cell>
          <table:table-cell office:value-type="string">
            <text:p>1.3.12.2.1107.5.1.4.78983.3000002003211429389210000361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5</text:p>
          </table:table-cell>
          <table:table-cell office:value-type="string">
            <text:p>1.3.12.2.1107.5.1.4.78983.3000002003211429389210000361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5</text:p>
          </table:table-cell>
          <table:table-cell office:value-type="string">
            <text:p>1.3.12.2.1107.5.1.4.78983.3000002003211429389210000361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5</text:p>
          </table:table-cell>
          <table:table-cell office:value-type="string">
            <text:p>1.3.12.2.1107.5.1.4.78983.3000002003211429389210000361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5</text:p>
          </table:table-cell>
          <table:table-cell office:value-type="string">
            <text:p>1.3.12.2.1107.5.1.4.78983.3000002003211429389210000360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5</text:p>
          </table:table-cell>
          <table:table-cell office:value-type="string">
            <text:p>1.3.12.2.1107.5.1.4.78983.3000002003211429389210000360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5</text:p>
          </table:table-cell>
          <table:table-cell office:value-type="string">
            <text:p>1.3.12.2.1107.5.1.4.78983.3000002003211429389210000360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5</text:p>
          </table:table-cell>
          <table:table-cell office:value-type="string">
            <text:p>1.3.12.2.1107.5.1.4.78983.3000002003211429389210000360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5</text:p>
          </table:table-cell>
          <table:table-cell office:value-type="string">
            <text:p>1.3.12.2.1107.5.1.4.78983.3000002003211429389210000360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5</text:p>
          </table:table-cell>
          <table:table-cell office:value-type="string">
            <text:p>1.3.12.2.1107.5.1.4.78983.3000002003211429389210000363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5</text:p>
          </table:table-cell>
          <table:table-cell office:value-type="string">
            <text:p>1.3.12.2.1107.5.1.4.78983.3000002003211429389210000363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35</text:p>
          </table:table-cell>
          <table:table-cell office:value-type="string">
            <text:p>1.3.12.2.1107.5.1.4.78983.3000002003211429389210000363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199</text:p>
          </table:table-cell>
          <table:table-cell office:value-type="string">
            <text:p>1.3.12.2.1107.5.1.4.78983.3000002003211424292500003286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199</text:p>
          </table:table-cell>
          <table:table-cell office:value-type="string">
            <text:p>1.3.12.2.1107.5.1.4.78983.3000002003211424292500003286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199</text:p>
          </table:table-cell>
          <table:table-cell office:value-type="string">
            <text:p>1.3.12.2.1107.5.1.4.78983.3000002003211424292500003286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199</text:p>
          </table:table-cell>
          <table:table-cell office:value-type="string">
            <text:p>1.3.12.2.1107.5.1.4.78983.3000002003211429389210009616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199</text:p>
          </table:table-cell>
          <table:table-cell office:value-type="string">
            <text:p>1.3.12.2.1107.5.1.4.78983.3000002003211429389210009616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199</text:p>
          </table:table-cell>
          <table:table-cell office:value-type="string">
            <text:p>1.3.12.2.1107.5.1.4.78983.3000002003211429389210009616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199</text:p>
          </table:table-cell>
          <table:table-cell office:value-type="string">
            <text:p>1.3.12.2.1107.5.1.4.78983.3000002003211429389210009616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199</text:p>
          </table:table-cell>
          <table:table-cell office:value-type="string">
            <text:p>1.3.12.2.1107.5.1.4.78983.3000002003211429389210009616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199</text:p>
          </table:table-cell>
          <table:table-cell office:value-type="string">
            <text:p>1.3.12.2.1107.5.1.4.78983.3000002003211429389210009616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199</text:p>
          </table:table-cell>
          <table:table-cell office:value-type="string">
            <text:p>1.3.12.2.1107.5.1.4.78983.3000002003211429389210009616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199</text:p>
          </table:table-cell>
          <table:table-cell office:value-type="string">
            <text:p>1.3.12.2.1107.5.1.4.78983.3000002003211429389210009616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199</text:p>
          </table:table-cell>
          <table:table-cell office:value-type="string">
            <text:p>1.3.12.2.1107.5.1.4.78983.3000002003211429389210009616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199</text:p>
          </table:table-cell>
          <table:table-cell office:value-type="string">
            <text:p>1.3.12.2.1107.5.1.4.78983.3000002003211429389210009615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199</text:p>
          </table:table-cell>
          <table:table-cell office:value-type="string">
            <text:p>1.3.12.2.1107.5.1.4.78983.3000002003211429389210009615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199</text:p>
          </table:table-cell>
          <table:table-cell office:value-type="string">
            <text:p>1.3.12.2.1107.5.1.4.78983.3000002003211429389210009615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199</text:p>
          </table:table-cell>
          <table:table-cell office:value-type="string">
            <text:p>1.3.12.2.1107.5.1.4.78983.3000002003211429389210009615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199</text:p>
          </table:table-cell>
          <table:table-cell office:value-type="string">
            <text:p>1.3.12.2.1107.5.1.4.78983.3000002003211429389210009615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199</text:p>
          </table:table-cell>
          <table:table-cell office:value-type="string">
            <text:p>1.3.12.2.1107.5.1.4.78983.3000002003211429389210009615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199</text:p>
          </table:table-cell>
          <table:table-cell office:value-type="string">
            <text:p>1.3.12.2.1107.5.1.4.78983.30000020032114293892100096153.png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9.5deb2</meta:generator>
    <meta:initial-creator>phpMyAdmin 4.9.5deb2</meta:initial-creator>
    <meta:creation-date>2021-07-03T08:26:28</meta:creation-date>
  </office:meta>
</office:document-meta>
</file>